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rster Versuch ein GIT Dokument zu erstellen</text:p>
      <text:p text:style-name="Standard"/>
      <text:p text:style-name="Standard">Hier stehen jetzt noch mehr Sachen drin</text:p>
      <text:p text:style-name="Standard"/>
      <text:p text:style-name="Standard">und noch meh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S</meta:editing-duration>
    <meta:editing-cycles>4</meta:editing-cycles>
    <meta:generator>OpenOffice/4.1.2$Win32 OpenOffice.org_project/412m3$Build-9782</meta:generator>
    <dc:date>2019-05-04T12:42:33.66</dc:date>
    <dc:creator>Christian M</dc:creator>
    <meta:document-statistic meta:table-count="0" meta:image-count="0" meta:object-count="0" meta:page-count="1" meta:paragraph-count="3" meta:word-count="17" meta:character-count="96"/>
    <meta:user-defined meta:name="Info 1"/>
    <meta:user-defined meta:name="Info 2"/>
    <meta:user-defined meta:name="Info 3"/>
    <meta:user-defined meta:name="Info 4"/>
  </office:meta>
</office:document-meta>
</file>